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Regular" style:font-pitch="variable"/>
    <style:font-face style:name="Roboto Mono Light1" svg:font-family="'Roboto Mono Light'" style:font-adornments="Standard"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6.002cm" table:align="margins" style:writing-mode="page"/>
    </style:style>
    <style:style style:name="Tabelle5.A" style:family="table-column">
      <style:table-column-properties style:column-width="3.995cm" style:rel-column-width="2265*"/>
    </style:style>
    <style:style style:name="Tabelle5.B" style:family="table-column">
      <style:table-column-properties style:column-width="12.007cm" style:rel-column-width="6807*"/>
    </style:style>
    <style:style style:name="Tabelle5.A1" style:family="table-cell">
      <style:table-cell-properties fo:padding="0.097cm" fo:border-left="none" fo:border-right="none" fo:border-top="none" fo:border-bottom="0.05pt solid #000000"/>
    </style:style>
    <style:style style:name="Tabelle5.A2" style:family="table-cell">
      <style:table-cell-properties fo:padding="0.097cm" fo:border="none"/>
    </style:style>
    <style:style style:name="P1" style:family="paragraph" style:parent-style-name="Title">
      <style:text-properties officeooo:rsid="0041074a" officeooo:paragraph-rsid="0041074a"/>
    </style:style>
    <style:style style:name="P2" style:family="paragraph" style:parent-style-name="Subtitle">
      <style:text-properties officeooo:rsid="0041074a" officeooo:paragraph-rsid="0041074a"/>
    </style:style>
    <style:style style:name="P3" style:family="paragraph" style:parent-style-name="Text_20_body">
      <style:text-properties officeooo:rsid="0048935e" officeooo:paragraph-rsid="0048935e"/>
    </style:style>
    <style:style style:name="P4" style:family="paragraph" style:parent-style-name="Text_20_body">
      <style:text-properties officeooo:rsid="00497f4e" officeooo:paragraph-rsid="00497f4e"/>
    </style:style>
    <style:style style:name="P5" style:family="paragraph" style:parent-style-name="Text_20_body">
      <style:text-properties officeooo:rsid="0049a4cd" officeooo:paragraph-rsid="0049a4cd"/>
    </style:style>
    <style:style style:name="P6" style:family="paragraph" style:parent-style-name="Text_20_body">
      <style:text-properties officeooo:rsid="004ae399" officeooo:paragraph-rsid="004ae399"/>
    </style:style>
    <style:style style:name="P7" style:family="paragraph" style:parent-style-name="Text_20_body">
      <style:text-properties officeooo:rsid="004b377b" officeooo:paragraph-rsid="004b377b"/>
    </style:style>
    <style:style style:name="P8" style:family="paragraph" style:parent-style-name="Text_20_body">
      <style:text-properties officeooo:rsid="004ba080" officeooo:paragraph-rsid="004ba080"/>
    </style:style>
    <style:style style:name="P9" style:family="paragraph" style:parent-style-name="Text_20_body">
      <style:text-properties officeooo:rsid="004c231c" officeooo:paragraph-rsid="004c231c"/>
    </style:style>
    <style:style style:name="P10" style:family="paragraph" style:parent-style-name="Text_20_body">
      <style:text-properties officeooo:rsid="004dd1e5" officeooo:paragraph-rsid="004dd1e5"/>
    </style:style>
    <style:style style:name="P11" style:family="paragraph" style:parent-style-name="Text_20_body">
      <style:text-properties officeooo:rsid="005097c3" officeooo:paragraph-rsid="005097c3"/>
    </style:style>
    <style:style style:name="P12" style:family="paragraph" style:parent-style-name="Text_20_body">
      <style:text-properties officeooo:rsid="0052670f" officeooo:paragraph-rsid="0052670f"/>
    </style:style>
    <style:style style:name="P13" style:family="paragraph" style:parent-style-name="Text_20_body">
      <style:text-properties officeooo:rsid="0052a781" officeooo:paragraph-rsid="0052a781"/>
    </style:style>
    <style:style style:name="P14" style:family="paragraph" style:parent-style-name="Standard">
      <style:text-properties officeooo:rsid="0045ef87" officeooo:paragraph-rsid="0045ef87"/>
    </style:style>
    <style:style style:name="P15" style:family="paragraph" style:parent-style-name="Standard">
      <style:text-properties officeooo:rsid="0045f48c" officeooo:paragraph-rsid="0045f48c"/>
    </style:style>
    <style:style style:name="P16" style:family="paragraph" style:parent-style-name="Footnote">
      <style:text-properties officeooo:rsid="00497f4e" officeooo:paragraph-rsid="00497f4e"/>
    </style:style>
    <style:style style:name="P17" style:family="paragraph" style:parent-style-name="Contents_20_Heading">
      <style:paragraph-properties fo:break-before="page"/>
    </style:style>
    <style:style style:name="P18" style:family="paragraph" style:parent-style-name="Contents_20_3">
      <style:paragraph-properties>
        <style:tab-stops>
          <style:tab-stop style:position="2cm"/>
          <style:tab-stop style:position="16.002cm" style:type="right"/>
        </style:tab-stops>
      </style:paragraph-properties>
    </style:style>
    <style:style style:name="P19" style:family="paragraph" style:parent-style-name="Contents_20_2">
      <style:paragraph-properties>
        <style:tab-stops>
          <style:tab-stop style:position="2cm"/>
          <style:tab-stop style:position="16.002cm" style:type="right"/>
        </style:tab-stops>
      </style:paragraph-properties>
    </style:style>
    <style:style style:name="P20" style:family="paragraph" style:parent-style-name="Contents_20_1">
      <style:paragraph-properties>
        <style:tab-stops>
          <style:tab-stop style:position="2cm"/>
          <style:tab-stop style:position="16.002cm" style:type="right"/>
        </style:tab-stops>
      </style:paragraph-properties>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style:font-name="Roboto Mono Light" fo:font-size="10pt" style:font-size-asian="10pt" style:font-size-complex="10pt"/>
    </style:style>
    <style:style style:name="P23" style:family="paragraph" style:parent-style-name="Table_20_Contents">
      <style:text-properties officeooo:rsid="0055fb87" officeooo:paragraph-rsid="0055fb87"/>
    </style:style>
    <style:style style:name="P24" style:family="paragraph" style:parent-style-name="Heading_20_1">
      <style:text-properties officeooo:rsid="004160b5" officeooo:paragraph-rsid="004160b5"/>
    </style:style>
    <style:style style:name="P25" style:family="paragraph" style:parent-style-name="Standard">
      <style:text-properties officeooo:rsid="00553e34" officeooo:paragraph-rsid="0055fb87"/>
    </style:style>
    <style:style style:name="P26" style:family="paragraph" style:parent-style-name="Heading_20_4">
      <style:paragraph-properties fo:break-before="page"/>
    </style:style>
    <style:style style:name="P27" style:family="paragraph" style:parent-style-name="Text_20_body">
      <style:text-properties officeooo:paragraph-rsid="0053dfb9"/>
    </style:style>
    <style:style style:name="T1" style:family="text">
      <style:text-properties officeooo:rsid="0018b304"/>
    </style:style>
    <style:style style:name="T2" style:family="text">
      <style:text-properties officeooo:rsid="0045f48c"/>
    </style:style>
    <style:style style:name="T3" style:family="text">
      <style:text-properties officeooo:rsid="004d0213"/>
    </style:style>
    <style:style style:name="T4" style:family="text">
      <style:text-properties style:text-position="sub 58%"/>
    </style:style>
    <style:style style:name="T5" style:family="text">
      <style:text-properties style:text-position="sub 58%" fo:font-size="12pt" style:font-size-asian="10.5pt"/>
    </style:style>
    <style:style style:name="T6" style:family="text">
      <style:text-properties officeooo:rsid="004fb641"/>
    </style:style>
    <style:style style:name="T7" style:family="text">
      <style:text-properties officeooo:rsid="00497f4e"/>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usammenhang zwischen dem bodennahen Ozon und dem Wetter</text:p>
      <text:p text:style-name="P2">Sören Klein, 2017</text:p>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style-name="Kapitelnummerierung"/>
            <text:index-entry-tab-stop style:type="left" style:position="2cm" style:leader-char=" "/>
            <text:index-entry-text/>
            <text:index-entry-tab-stop style:type="right" style:leader-char=" "/>
            <text:index-entry-page-number/>
            <text:index-entry-link-end/>
          </text:table-of-content-entry-template>
        </text:table-of-content-source>
        <text:index-body>
          <text:index-title text:style-name="Sect1" text:name="Inhaltsverzeichnis1_Head">
            <text:p text:style-name="P17">Inhaltsverzeichnis</text:p>
          </text:index-title>
          <text:p text:style-name="P20"><text:a xlink:type="simple" xlink:href="#__RefHeading___Toc458_4044726088" text:style-name="Index_20_Link" text:visited-style-name="Index_20_Link"><text:span text:style-name="Kapitelnummerierung">1 </text:span></text:a><text:a xlink:type="simple" xlink:href="#__RefHeading___Toc458_4044726088" text:style-name="Index_20_Link" text:visited-style-name="Index_20_Link"><text:tab/>Einleitung und Problemstellung<text:tab/>3</text:a></text:p>
          <text:p text:style-name="P20"><text:a xlink:type="simple" xlink:href="#__RefHeading___Toc287_872095062" text:style-name="Index_20_Link" text:visited-style-name="Index_20_Link"><text:span text:style-name="Kapitelnummerierung">2 </text:span></text:a><text:a xlink:type="simple" xlink:href="#__RefHeading___Toc287_872095062" text:style-name="Index_20_Link" text:visited-style-name="Index_20_Link"><text:tab/>Eigenschaften von Ozon<text:tab/>4</text:a></text:p>
          <text:p text:style-name="P19"><text:a xlink:type="simple" xlink:href="#__RefHeading___Toc299_872095062" text:style-name="Index_20_Link" text:visited-style-name="Index_20_Link"><text:span text:style-name="Kapitelnummerierung">2.1 </text:span></text:a><text:a xlink:type="simple" xlink:href="#__RefHeading___Toc299_872095062" text:style-name="Index_20_Link" text:visited-style-name="Index_20_Link"><text:tab/>Chemischer Aufbau und resultierende Eigenschaften<text:tab/>4</text:a></text:p>
          <text:p text:style-name="P19"><text:a xlink:type="simple" xlink:href="#__RefHeading___Toc301_872095062" text:style-name="Index_20_Link" text:visited-style-name="Index_20_Link"><text:span text:style-name="Kapitelnummerierung">2.2 </text:span></text:a><text:a xlink:type="simple" xlink:href="#__RefHeading___Toc301_872095062" text:style-name="Index_20_Link" text:visited-style-name="Index_20_Link"><text:tab/>Auswirkungen auf den menschlichen Körper<text:tab/>4</text:a></text:p>
          <text:p text:style-name="P20"><text:a xlink:type="simple" xlink:href="#__RefHeading___Toc289_872095062" text:style-name="Index_20_Link" text:visited-style-name="Index_20_Link"><text:span text:style-name="Kapitelnummerierung">3 </text:span></text:a><text:a xlink:type="simple" xlink:href="#__RefHeading___Toc289_872095062" text:style-name="Index_20_Link" text:visited-style-name="Index_20_Link"><text:tab/>Forschungsstand<text:tab/>5</text:a></text:p>
          <text:p text:style-name="P20"><text:a xlink:type="simple" xlink:href="#__RefHeading___Toc291_872095062" text:style-name="Index_20_Link" text:visited-style-name="Index_20_Link"><text:span text:style-name="Kapitelnummerierung">4 </text:span></text:a><text:a xlink:type="simple" xlink:href="#__RefHeading___Toc291_872095062" text:style-name="Index_20_Link" text:visited-style-name="Index_20_Link"><text:tab/>Hypothese<text:tab/>6</text:a></text:p>
          <text:p text:style-name="P19"><text:a xlink:type="simple" xlink:href="#__RefHeading___Toc303_872095062" text:style-name="Index_20_Link" text:visited-style-name="Index_20_Link"><text:span text:style-name="Kapitelnummerierung">4.1 </text:span></text:a><text:a xlink:type="simple" xlink:href="#__RefHeading___Toc303_872095062" text:style-name="Index_20_Link" text:visited-style-name="Index_20_Link"><text:tab/>Ozon ist abhängig vom Wetter<text:tab/>6</text:a></text:p>
          <text:p text:style-name="P19"><text:a xlink:type="simple" xlink:href="#__RefHeading___Toc305_872095062" text:style-name="Index_20_Link" text:visited-style-name="Index_20_Link"><text:span text:style-name="Kapitelnummerierung">4.2 </text:span></text:a><text:a xlink:type="simple" xlink:href="#__RefHeading___Toc305_872095062" text:style-name="Index_20_Link" text:visited-style-name="Index_20_Link"><text:tab/>Ozon kann mit Wettervorhersagen ebenfalls vorhergesagt werden<text:tab/>6</text:a></text:p>
          <text:p text:style-name="P20"><text:a xlink:type="simple" xlink:href="#__RefHeading___Toc293_872095062" text:style-name="Index_20_Link" text:visited-style-name="Index_20_Link"><text:span text:style-name="Kapitelnummerierung">5 </text:span></text:a><text:a xlink:type="simple" xlink:href="#__RefHeading___Toc293_872095062" text:style-name="Index_20_Link" text:visited-style-name="Index_20_Link"><text:tab/>Konzeption und Methode<text:tab/>7</text:a></text:p>
          <text:p text:style-name="P19"><text:a xlink:type="simple" xlink:href="#__RefHeading___Toc307_872095062" text:style-name="Index_20_Link" text:visited-style-name="Index_20_Link"><text:span text:style-name="Kapitelnummerierung">5.1 </text:span></text:a><text:a xlink:type="simple" xlink:href="#__RefHeading___Toc307_872095062" text:style-name="Index_20_Link" text:visited-style-name="Index_20_Link"><text:tab/>Operationalisierung<text:tab/>7</text:a></text:p>
          <text:p text:style-name="P18"><text:a xlink:type="simple" xlink:href="#__RefHeading___Toc309_872095062" text:style-name="Index_20_Link" text:visited-style-name="Index_20_Link"><text:span text:style-name="Kapitelnummerierung">5.1.1 </text:span></text:a><text:a xlink:type="simple" xlink:href="#__RefHeading___Toc309_872095062" text:style-name="Index_20_Link" text:visited-style-name="Index_20_Link"><text:tab/>Daten des Umweltbundesamtes<text:tab/>7</text:a></text:p>
          <text:p text:style-name="P18"><text:a xlink:type="simple" xlink:href="#__RefHeading___Toc311_872095062" text:style-name="Index_20_Link" text:visited-style-name="Index_20_Link"><text:span text:style-name="Kapitelnummerierung">5.1.2 </text:span></text:a><text:a xlink:type="simple" xlink:href="#__RefHeading___Toc311_872095062" text:style-name="Index_20_Link" text:visited-style-name="Index_20_Link"><text:tab/>Daten des Deutschen Wetterdienstes<text:tab/>7</text:a></text:p>
          <text:p text:style-name="P18"><text:a xlink:type="simple" xlink:href="#__RefHeading___Toc313_872095062" text:style-name="Index_20_Link" text:visited-style-name="Index_20_Link"><text:span text:style-name="Kapitelnummerierung">5.1.3 </text:span></text:a><text:a xlink:type="simple" xlink:href="#__RefHeading___Toc313_872095062" text:style-name="Index_20_Link" text:visited-style-name="Index_20_Link"><text:tab/>Daten des DLR?<text:tab/>7</text:a></text:p>
          <text:p text:style-name="P19"><text:a xlink:type="simple" xlink:href="#__RefHeading___Toc315_872095062" text:style-name="Index_20_Link" text:visited-style-name="Index_20_Link"><text:span text:style-name="Kapitelnummerierung">5.2 </text:span></text:a><text:a xlink:type="simple" xlink:href="#__RefHeading___Toc315_872095062" text:style-name="Index_20_Link" text:visited-style-name="Index_20_Link"><text:tab/>Durchführung<text:tab/>7</text:a></text:p>
          <text:p text:style-name="P18"><text:a xlink:type="simple" xlink:href="#__RefHeading___Toc317_872095062" text:style-name="Index_20_Link" text:visited-style-name="Index_20_Link"><text:span text:style-name="Kapitelnummerierung">5.2.1 </text:span></text:a><text:a xlink:type="simple" xlink:href="#__RefHeading___Toc317_872095062" text:style-name="Index_20_Link" text:visited-style-name="Index_20_Link"><text:tab/>Download<text:tab/>7</text:a></text:p>
          <text:p text:style-name="P18"><text:a xlink:type="simple" xlink:href="#__RefHeading___Toc319_872095062" text:style-name="Index_20_Link" text:visited-style-name="Index_20_Link"><text:span text:style-name="Kapitelnummerierung">5.2.2 </text:span></text:a><text:a xlink:type="simple" xlink:href="#__RefHeading___Toc319_872095062" text:style-name="Index_20_Link" text:visited-style-name="Index_20_Link"><text:tab/>Vorbereitung<text:tab/>7</text:a></text:p>
          <text:p text:style-name="P18"><text:a xlink:type="simple" xlink:href="#__RefHeading___Toc321_872095062" text:style-name="Index_20_Link" text:visited-style-name="Index_20_Link"><text:span text:style-name="Kapitelnummerierung">5.2.3 </text:span></text:a><text:a xlink:type="simple" xlink:href="#__RefHeading___Toc321_872095062" text:style-name="Index_20_Link" text:visited-style-name="Index_20_Link"><text:tab/>Trainieren des neuronalen Netzwerkes<text:tab/>8</text:a></text:p>
          <text:p text:style-name="P18"><text:a xlink:type="simple" xlink:href="#__RefHeading___Toc323_872095062" text:style-name="Index_20_Link" text:visited-style-name="Index_20_Link"><text:span text:style-name="Kapitelnummerierung">5.2.4 </text:span></text:a><text:a xlink:type="simple" xlink:href="#__RefHeading___Toc323_872095062" text:style-name="Index_20_Link" text:visited-style-name="Index_20_Link"><text:tab/>Testen des neuronalen Netzwerkes<text:tab/>8</text:a></text:p>
          <text:p text:style-name="P18"><text:a xlink:type="simple" xlink:href="#__RefHeading___Toc413_872095062" text:style-name="Index_20_Link" text:visited-style-name="Index_20_Link"><text:span text:style-name="Kapitelnummerierung">5.2.5 </text:span></text:a><text:a xlink:type="simple" xlink:href="#__RefHeading___Toc413_872095062" text:style-name="Index_20_Link" text:visited-style-name="Index_20_Link"><text:tab/>Visualisierung<text:tab/>8</text:a></text:p>
          <text:p text:style-name="P20"><text:a xlink:type="simple" xlink:href="#__RefHeading___Toc295_872095062" text:style-name="Index_20_Link" text:visited-style-name="Index_20_Link"><text:span text:style-name="Kapitelnummerierung">6 </text:span></text:a><text:a xlink:type="simple" xlink:href="#__RefHeading___Toc295_872095062" text:style-name="Index_20_Link" text:visited-style-name="Index_20_Link"><text:tab/>Ergebnisse<text:tab/>9</text:a></text:p>
          <text:p text:style-name="P20"><text:a xlink:type="simple" xlink:href="#__RefHeading___Toc297_872095062" text:style-name="Index_20_Link" text:visited-style-name="Index_20_Link"><text:span text:style-name="Kapitelnummerierung">7 </text:span></text:a><text:a xlink:type="simple" xlink:href="#__RefHeading___Toc297_872095062" text:style-name="Index_20_Link" text:visited-style-name="Index_20_Link"><text:tab/>Zusammenfassung<text:tab/>10</text:a></text:p>
          <text:p text:style-name="P20"><text:a xlink:type="simple" xlink:href="#__RefHeading___Toc556_4044726088" text:style-name="Index_20_Link" text:visited-style-name="Index_20_Link"><text:span text:style-name="Kapitelnummerierung">8 </text:span></text:a><text:a xlink:type="simple" xlink:href="#__RefHeading___Toc556_4044726088" text:style-name="Index_20_Link" text:visited-style-name="Index_20_Link"><text:tab/>Quellen<text:tab/>11</text:a></text:p>
          <text:p text:style-name="P19"><text:a xlink:type="simple" xlink:href="#__RefHeading___Toc558_4044726088" text:style-name="Index_20_Link" text:visited-style-name="Index_20_Link"><text:span text:style-name="Kapitelnummerierung">8.1 </text:span></text:a><text:a xlink:type="simple" xlink:href="#__RefHeading___Toc558_4044726088" text:style-name="Index_20_Link" text:visited-style-name="Index_20_Link"><text:tab/>Literatur<text:tab/>11</text:a></text:p>
          <text:p text:style-name="P19"><text:a xlink:type="simple" xlink:href="#__RefHeading___Toc560_4044726088" text:style-name="Index_20_Link" text:visited-style-name="Index_20_Link"><text:span text:style-name="Kapitelnummerierung">8.2 </text:span></text:a><text:a xlink:type="simple" xlink:href="#__RefHeading___Toc560_4044726088" text:style-name="Index_20_Link" text:visited-style-name="Index_20_Link"><text:tab/>Internetquellen<text:tab/>11</text:a></text:p>
        </text:index-body>
      </text:table-of-content>
      <text:h text:style-name="P24" text:outline-level="1"><text:bookmark-start text:name="__RefHeading___Toc458_4044726088"/>Einleitung und Problemstellung<text:bookmark-end text:name="__RefHeading___Toc458_4044726088"/></text:h>
      <text:p text:style-name="P14">In unserer heutigen Gesellschaft gibt es immer mehr Menschen, welche durch Luftschadstoffe beeinträchtigt werden. Hierbei können es nicht nur ältere Personen, sondern auch Kinder, geschwächte <text:span text:style-name="T2">Personen aber</text:span> <text:span text:style-name="T2">vor allem auch</text:span> Menschen mit beeinträchtigtem Atmungssystem <text:span text:style-name="T2">sein</text:span>.</text:p>
      <text:p text:style-name="P15">Die Symptome wiederum sind Schadstoffspeziefisch, aber oftmals laufen sie auf ein Ergebnis hinaus: Das die Lunge weniger Leistungsfähig ist und dadurch das alltägliche Leben eingeschränkt ist. Eine normale Person mag dies zwar gut verkraften, tritt dies jedoch bei oben genannten Personen auf, kann dies nicht nur unangenehm auffallen, sondern auch gesundheitliche Konsequenzen haben.</text:p>
      <text:p text:style-name="P15">Damit dies jedoch nicht passiert, wird mit dieser Arbeit der Zusammenhang zwischen dem bodennahem Ozon und dem Wetter untersucht, um ggf. Vorhersagemöglichkeiten zu entwickeln. Sollte letzteres funktionieren, könnten so gefährdete Personengruppen ihren Alltag besser planen und somit mögliche Beeinträchtigungen umgehen.</text:p>
      <text:h text:style-name="Heading_20_1" text:outline-level="1"><text:bookmark-start text:name="__RefHeading___Toc287_872095062"/>Eigenschaften von Ozon<text:bookmark-end text:name="__RefHeading___Toc287_872095062"/></text:h>
      <text:h text:style-name="Heading_20_2" text:outline-level="2"><text:bookmark-start text:name="__RefHeading___Toc299_872095062"/>Chemischer Aufbau und resultierende Eigenschaften<text:bookmark-end text:name="__RefHeading___Toc299_872095062"/></text:h>
      <text:p text:style-name="P9">Ozon ist ein Molekül<text:span text:style-name="T3"> aus drei Sauerstoffatomen und wird zu den stärksten bekannten Oxidationsmitteln gezählt. Weiterhin besitzt es eine Halbwertszeit von 30 min bis 24 h (je nach atmosphärischen Bedingungen) und baut sich dadurch in der Natur selbstständig ab.</text:span></text:p>
      <text:h text:style-name="Heading_20_2" text:outline-level="2"><text:bookmark-start text:name="__RefHeading___Toc301_872095062"/>Auswirkungen auf den menschlichen Körper<text:bookmark-end text:name="__RefHeading___Toc301_872095062"/></text:h>
      <text:p text:style-name="P10">Obwohl der menschliche Körper Sauerstoff als Oxidationsmittel im Stoffwechsel benötigt, führen erhöhte Konzentrationen von O<text:span text:style-name="T5">2</text:span> zu Schädigungen der Zellen, welche daraufhin absterben können oder durch Beschädigung mutieren und somit Krebs bilden können.</text:p>
      <text:p text:style-name="P10">Somit verwundert es nicht, dass Ozon, ein stärkeres Oxidationsmittel, bereits in weniger hohen Konzentrationen schädliche Wirkungen zeigt.</text:p>
      <text:h text:style-name="Heading_20_1" text:outline-level="1"><text:bookmark-start text:name="__RefHeading___Toc289_872095062"/>Forschungsstand<text:bookmark-end text:name="__RefHeading___Toc289_872095062"/></text:h>
      <text:p text:style-name="P10">Sowohl das UBA als auch das DLR versuchen derzeit, Ozon vorherzusagen.</text:p>
      <text:p text:style-name="P10">So versucht das Umweltbundesamt mit ca 280 Stationen in Deutschland die Ozonkonzentration dauerhaft zu überwachen und diese Daten großflächig zu interpolieren. Dies führt jedoch zu unverlässlichen Lokalwerten, weshalb das derzeitige Model noch nicht öffentlich zugänglich ist.</text:p>
      <text:p text:style-name="P10">Dagegen nutzt das Deutsche Zentrum für Luft- und Raumfahrt <text:span text:style-name="T6">h</text:span>ochauflösende Sensordaten von Satelliten, um in einem Pilotprojekt die <text:span text:style-name="T6">V</text:span>orhersage von Schadstoffen (u.a. O<text:span text:style-name="T4">3</text:span>)<text:span text:style-name="T6"> in Bayern lokal vorherzusagen. Dies hat zwar den Vorteil der lokalen relevanz, da alle 3 km ein Datenpunkt vorliegt, jedoch ist auch dieses Modell noch zu ungenau, da die durchschnittliche Abweichung noch 30% beträgt. Jedoch sind gezeichnete Karten ohne Vorhersagedaten in Tabellenform bereits öffentlich zugänglich</text:span><text:span text:style-name="T6"><text:note text:id="ftn1" text:note-class="footnote"><text:note-citation>1</text:note-citation><text:note-body><text:p text:style-name="Footnote">wdc.dlr.de/data_products/projects/promote/BY-forecast/index.php</text:p></text:note-body></text:note></text:span><text:span text:style-name="T6">.</text:span></text:p>
      <text:p text:style-name="P11">Somit besteht zwar aktuell Interesse an funktionierenden Modellen, jedoch sind die verschiedenen Abhängigkeiten zur Bildung von Ozon (z.B. Bebauung, Straßenverkehr, Industrie, Wetter) noch zu Umfangreich, bzw. unkalkulierbar, das aktuelle Modelle keine verlässlichen Vorhersagen treffen können.</text:p>
      <text:h text:style-name="Heading_20_1" text:outline-level="1"><text:bookmark-start text:name="__RefHeading___Toc291_872095062"/>Hypothese<text:bookmark-end text:name="__RefHeading___Toc291_872095062"/></text:h>
      <text:h text:style-name="Heading_20_2" text:outline-level="2"><text:bookmark-start text:name="__RefHeading___Toc303_872095062"/>Ozon ist abhängig vom Wetter<text:bookmark-end text:name="__RefHeading___Toc303_872095062"/></text:h>
      <text:p text:style-name="P12">Da zur Bildung von Ozon UV-Licht essentiell ist und dieses durch Wolkenbedeckung teilweise reflektiert werden kann, ist ein Direkter Zusammenhang anzunehmen.</text:p>
      <text:h text:style-name="Heading_20_2" text:outline-level="2"><text:bookmark-start text:name="__RefHeading___Toc305_872095062"/>Ozon kann mit Wettervorhersagen ebenfalls vorhergesagt werden<text:bookmark-end text:name="__RefHeading___Toc305_872095062"/></text:h>
      <text:p text:style-name="P12">Sollte es eine Abhängigkeit zwischen Ozon und dem Wetter geben, müsste die Veränderung des Wetters eine Änderung in der Ozon-Konzentration bewirken. Sollte dieser Zusammenhang nun noch errechnet werden können, könnte die zukünftige Ozon-Konzentration anhand des erwarteten Wetters vorhergesagt werden.</text:p>
      <text:h text:style-name="Heading_20_1" text:outline-level="1"><text:bookmark-start text:name="__RefHeading___Toc293_872095062"/>Konzeption und Methode<text:bookmark-end text:name="__RefHeading___Toc293_872095062"/></text:h>
      <text:h text:style-name="Heading_20_2" text:outline-level="2"><text:bookmark-start text:name="__RefHeading___Toc307_872095062"/>Operationalisierung<text:bookmark-end text:name="__RefHeading___Toc307_872095062"/></text:h>
      <text:h text:style-name="Heading_20_3" text:outline-level="3"><text:bookmark-start text:name="__RefHeading___Toc309_872095062"/>Daten des Umweltbundesamtes<text:bookmark-end text:name="__RefHeading___Toc309_872095062"/></text:h>
      <text:p text:style-name="P4">Das Umweltbundesamt bietet stündliche Ozondaten zur Verfügung, welche von bis zu 280 Stationen Deutschlandweit gemessen wurden. Diese sind zwar nicht gesichert, d.h. der reale Wert kann abweichen, aber generell betrachtet sind diese "Rohdaten" aussagekräftig genug, um Trends anzuzeigen.</text:p>
      <text:p text:style-name="P4">Die Daten liegen im CSV-Datenformat vor und können mit einer REST-ähnlichen Schnittstelle vom Server<text:note text:id="ftn2" text:note-class="footnote"><text:note-citation>2</text:note-citation><text:note-body><text:p text:style-name="P16">URL zum Server einfügen</text:p></text:note-body></text:note> des UBA herunter geladen werden.</text:p>
      <text:p text:style-name="P4">Die Daten sind nach Typ, Zeit und Ort sortierbar und reichen bis ins Jahr 2015 zurück.</text:p>
      <text:h text:style-name="Heading_20_3" text:outline-level="3"><text:bookmark-start text:name="__RefHeading___Toc311_872095062"/>Daten des Deutschen Wetterdienstes<text:bookmark-end text:name="__RefHeading___Toc311_872095062"/></text:h>
      <text:p text:style-name="P4">Die Daten des Deutschen Wetterdienstes werden täglich aktualisiert und werden öffentlich einsehbar auf einem FTP-Server gehostet. Die eigentlichen Daten liegen als CSV-Dateien komprimiert in ZIP-Dateien vor und Daten einzelner Stationen reichen bis ins Jahr 1950 zurück.</text:p>
      <text:p text:style-name="P27"><text:span text:style-name="T7">Die Daten können nur nach Typ und Station sortiert werden. Weiterhin wird zwischen kürzlichen Erhebungen (die letzten 500 Tage) und den historischen Daten, letztendlich alle verbleibenden Daten, unterschieden.</text:span></text:p>
      <text:h text:style-name="P26" text:outline-level="4">Abkürzungen des DWD</text:h>
      <table:table table:name="Tabelle5" table:style-name="Tabelle5">
        <table:table-column table:style-name="Tabelle5.A"/>
        <table:table-column table:style-name="Tabelle5.B"/>
        <table:table-row>
          <table:table-cell table:style-name="Tabelle5.A1" office:value-type="string">
            <text:p text:style-name="P23">Abkürzung</text:p>
          </table:table-cell>
          <table:table-cell table:style-name="Tabelle5.A1" office:value-type="string">
            <text:p text:style-name="P23">Bezeichnung</text:p>
          </table:table-cell>
        </table:table-row>
        <table:table-row>
          <table:table-cell table:style-name="Tabelle5.A2" office:value-type="string">
            <text:p text:style-name="P22">TT_TU</text:p>
          </table:table-cell>
          <table:table-cell table:style-name="Tabelle5.A2" office:value-type="string">
            <text:p text:style-name="P21">Lufttemperatur in 2m Höhe</text:p>
          </table:table-cell>
        </table:table-row>
        <table:table-row>
          <table:table-cell table:style-name="Tabelle5.A2" office:value-type="string">
            <text:p text:style-name="P22">RF_TU</text:p>
          </table:table-cell>
          <table:table-cell table:style-name="Tabelle5.A2" office:value-type="string">
            <text:p text:style-name="P21">relative Feuchte</text:p>
          </table:table-cell>
        </table:table-row>
        <table:table-row>
          <table:table-cell table:style-name="Tabelle5.A2" office:value-type="string">
            <text:p text:style-name="P22">V_N_I</text:p>
          </table:table-cell>
          <table:table-cell table:style-name="Tabelle5.A2" office:value-type="string">
            <text:p text:style-name="P21">Art der Messerhebung</text:p>
          </table:table-cell>
        </table:table-row>
        <table:table-row>
          <table:table-cell table:style-name="Tabelle5.A2" office:value-type="string">
            <text:p text:style-name="P22">V_N</text:p>
          </table:table-cell>
          <table:table-cell table:style-name="Tabelle5.A2" office:value-type="string">
            <text:p text:style-name="P21">Bedeckungsgrad aller Wolken</text:p>
          </table:table-cell>
        </table:table-row>
        <table:table-row>
          <table:table-cell table:style-name="Tabelle5.A2" office:value-type="string">
            <text:p text:style-name="P22">R1</text:p>
          </table:table-cell>
          <table:table-cell table:style-name="Tabelle5.A2" office:value-type="string">
            <text:p text:style-name="P21">stündliche Niederschlagshöhe</text:p>
          </table:table-cell>
        </table:table-row>
        <table:table-row>
          <table:table-cell table:style-name="Tabelle5.A2" office:value-type="string">
            <text:p text:style-name="P22">RS_IND</text:p>
          </table:table-cell>
          <table:table-cell table:style-name="Tabelle5.A2" office:value-type="string">
            <text:p text:style-name="P21">Index</text:p>
          </table:table-cell>
        </table:table-row>
        <table:table-row>
          <table:table-cell table:style-name="Tabelle5.A2" office:value-type="string">
            <text:p text:style-name="P22">WRTR</text:p>
          </table:table-cell>
          <table:table-cell table:style-name="Tabelle5.A2" office:value-type="string">
            <text:p text:style-name="P21">WR-Niederschlagsform</text:p>
          </table:table-cell>
        </table:table-row>
        <table:table-row>
          <table:table-cell table:style-name="Tabelle5.A2" office:value-type="string">
            <text:p text:style-name="P22">P</text:p>
          </table:table-cell>
          <table:table-cell table:style-name="Tabelle5.A2" office:value-type="string">
            <text:p text:style-name="P21">Luftdruck auf Meereshöhe NN</text:p>
          </table:table-cell>
        </table:table-row>
        <table:table-row>
          <table:table-cell table:style-name="Tabelle5.A2" office:value-type="string">
            <text:p text:style-name="P22">P0</text:p>
          </table:table-cell>
          <table:table-cell table:style-name="Tabelle5.A2" office:value-type="string">
            <text:p text:style-name="P21">Luftdruck auf Stationshöhe</text:p>
          </table:table-cell>
        </table:table-row>
        <table:table-row>
          <table:table-cell table:style-name="Tabelle5.A2" office:value-type="string">
            <text:p text:style-name="P22">V_TE002</text:p>
          </table:table-cell>
          <table:table-cell table:style-name="Tabelle5.A2" office:value-type="string">
            <text:p text:style-name="P21">stündliche Erdbodentemperatur in 2 cm Tiefe</text:p>
          </table:table-cell>
        </table:table-row>
        <table:table-row>
          <table:table-cell table:style-name="Tabelle5.A2" office:value-type="string">
            <text:p text:style-name="P22">V_TE005</text:p>
          </table:table-cell>
          <table:table-cell table:style-name="Tabelle5.A2" office:value-type="string">
            <text:p text:style-name="P21">stündliche Erdbodentemperatur in 5 cm Tiefe</text:p>
          </table:table-cell>
        </table:table-row>
        <table:table-row>
          <table:table-cell table:style-name="Tabelle5.A2" office:value-type="string">
            <text:p text:style-name="P22">V_TE010</text:p>
          </table:table-cell>
          <table:table-cell table:style-name="Tabelle5.A2" office:value-type="string">
            <text:p text:style-name="P21">stündliche Erdbodentemperatur in 10 cm Tiefe</text:p>
          </table:table-cell>
        </table:table-row>
        <table:table-row>
          <table:table-cell table:style-name="Tabelle5.A2" office:value-type="string">
            <text:p text:style-name="P22">V_TE020</text:p>
          </table:table-cell>
          <table:table-cell table:style-name="Tabelle5.A2" office:value-type="string">
            <text:p text:style-name="P21">stündliche Erdbodentemperatur in 20 cm Tiefe</text:p>
          </table:table-cell>
        </table:table-row>
        <table:table-row>
          <table:table-cell table:style-name="Tabelle5.A2" office:value-type="string">
            <text:p text:style-name="P22">V_TE050</text:p>
          </table:table-cell>
          <table:table-cell table:style-name="Tabelle5.A2" office:value-type="string">
            <text:p text:style-name="P21">stündliche Erdbodentemperatur in 50 cm Tiefe</text:p>
          </table:table-cell>
        </table:table-row>
        <table:table-row>
          <table:table-cell table:style-name="Tabelle5.A2" office:value-type="string">
            <text:p text:style-name="P22">V_TE100</text:p>
          </table:table-cell>
          <table:table-cell table:style-name="Tabelle5.A2" office:value-type="string">
            <text:p text:style-name="P21">stündliche Erdbodentemperatur in 100 cm Tiefe</text:p>
          </table:table-cell>
        </table:table-row>
        <table:table-row>
          <table:table-cell table:style-name="Tabelle5.A2" office:value-type="string">
            <text:p text:style-name="P22">ATMO_LBERG</text:p>
          </table:table-cell>
          <table:table-cell table:style-name="Tabelle5.A2" office:value-type="string">
            <text:p text:style-name="P21">Stundensumme der atmosphärischen Gegenstrahlung</text:p>
          </table:table-cell>
        </table:table-row>
        <table:table-row>
          <table:table-cell table:style-name="Tabelle5.A2" office:value-type="string">
            <text:p text:style-name="P22">FD_LBERG</text:p>
          </table:table-cell>
          <table:table-cell table:style-name="Tabelle5.A2" office:value-type="string">
            <text:p text:style-name="P21">Stundensumme der diffusen solaren Strahlung</text:p>
          </table:table-cell>
        </table:table-row>
        <table:table-row>
          <table:table-cell table:style-name="Tabelle5.A2" office:value-type="string">
            <text:p text:style-name="P22">FG_LBERG</text:p>
          </table:table-cell>
          <table:table-cell table:style-name="Tabelle5.A2" office:value-type="string">
            <text:p text:style-name="P21">Stundensumme der Globalstrahlung</text:p>
          </table:table-cell>
        </table:table-row>
        <table:table-row>
          <table:table-cell table:style-name="Tabelle5.A2" office:value-type="string">
            <text:p text:style-name="P22">SD_LBERG</text:p>
          </table:table-cell>
          <table:table-cell table:style-name="Tabelle5.A2" office:value-type="string">
            <text:p text:style-name="P21">Stundensumme der Sonnenscheindauer</text:p>
          </table:table-cell>
        </table:table-row>
        <table:table-row>
          <table:table-cell table:style-name="Tabelle5.A2" office:value-type="string">
            <text:p text:style-name="P22">ZENIT</text:p>
          </table:table-cell>
          <table:table-cell table:style-name="Tabelle5.A2" office:value-type="string">
            <text:p text:style-name="P21">Zenitwinkel der Sonne bei Intervallmitte</text:p>
          </table:table-cell>
        </table:table-row>
        <table:table-row>
          <table:table-cell table:style-name="Tabelle5.A2" office:value-type="string">
            <text:p text:style-name="P22">SD_SO</text:p>
          </table:table-cell>
          <table:table-cell table:style-name="Tabelle5.A2" office:value-type="string">
            <text:p text:style-name="P21">stündliche Sonnenscheindauer</text:p>
          </table:table-cell>
        </table:table-row>
        <table:table-row>
          <table:table-cell table:style-name="Tabelle5.A2" office:value-type="string">
            <text:p text:style-name="P22">F</text:p>
          </table:table-cell>
          <table:table-cell table:style-name="Tabelle5.A2" office:value-type="string">
            <text:p text:style-name="P21">mittlere Windgeschwindigkeit</text:p>
          </table:table-cell>
        </table:table-row>
        <table:table-row>
          <table:table-cell table:style-name="Tabelle5.A2" office:value-type="string">
            <text:p text:style-name="P22">D</text:p>
          </table:table-cell>
          <table:table-cell table:style-name="Tabelle5.A2" office:value-type="string">
            <text:p text:style-name="P21">mittlere Windrichtung</text:p>
          </table:table-cell>
        </table:table-row>
      </table:table>
      <text:p text:style-name="Text_20_body"/>
      <text:p text:style-name="P25"/>
      <text:h text:style-name="Heading_20_3" text:outline-level="3"><text:bookmark-start text:name="__RefHeading___Toc313_872095062"/>Daten des DLR?<text:bookmark-end text:name="__RefHeading___Toc313_872095062"/></text:h>
      <text:p text:style-name="P8">Können Satellitendaten des DLR genutzt werden, bzw. hat es eigene Messstationen?</text:p>
      <text:h text:style-name="Heading_20_2" text:outline-level="2"><text:bookmark-start text:name="__RefHeading___Toc315_872095062"/>Durchführung<text:bookmark-end text:name="__RefHeading___Toc315_872095062"/></text:h>
      <text:h text:style-name="Heading_20_3" text:outline-level="3"><text:bookmark-start text:name="__RefHeading___Toc317_872095062"/>Download<text:bookmark-end text:name="__RefHeading___Toc317_872095062"/></text:h>
      <text:p text:style-name="P3">Damit die Analyse aller Daten möglichst schnell verläuft, werden die Datensätze aller Quellen zunächst runtergeladen, aufbereitet und anschließend in einer lokalen Datenbank gespeichert.</text:p>
      <text:h text:style-name="Heading_20_3" text:outline-level="3"><text:bookmark-start text:name="__RefHeading___Toc319_872095062"/><text:soft-page-break/>Vorbereitung<text:bookmark-end text:name="__RefHeading___Toc319_872095062"/></text:h>
      <text:p text:style-name="P3">Damit neuronale Netzwerke möglichst Effizient arbeiten, müssen die Rohdaten einheitlich formatiert werden. Hierbei hat sich der Standart "Float" herausgebildet, d.h. die einzelnen Daten müssen zwischen 0 und 1 liegen.</text:p>
      <text:p text:style-name="P3">Dies führt jedoch dazu, dass die herangezogenen Daten ein Minimum und ein Maximum aufweißen müssen, da sie sonst außerhalb dieser Grenzen liegen würden.</text:p>
      <text:p text:style-name="P3"><draw:frame draw:style-name="fr1" draw:name="Objekt1" text:anchor-type="as-char" svg:y="-0.691cm" svg:width="3.773cm" svg:height="1.109cm" draw:z-index="0"><draw:object xlink:href="./Object 1" xlink:type="simple" xlink:show="embed" xlink:actuate="onLoad"/><draw:image xlink:href="./ObjectReplacements/Object 1" xlink:type="simple" xlink:show="embed" xlink:actuate="onLoad"/></draw:frame></text:p>
      <text:h text:style-name="Heading_20_3" text:outline-level="3"><text:bookmark-start text:name="__RefHeading___Toc321_872095062"/>Trainieren des neuronalen Netzwerkes<text:bookmark-end text:name="__RefHeading___Toc321_872095062"/></text:h>
      <text:p text:style-name="P5">Das neuronale Netzwerk basiert auf Tensorflow und damit Python. Somit kann mithilfe einer Funktionsbibliothek direkt auf die lokalen Datensätze via REST-API zurückgegriffen werden.</text:p>
      <text:p text:style-name="P5">Die KI durchlief 50 Epochs, lief 12 Tage, machte ... Durchbrüche, ...</text:p>
      <text:h text:style-name="Heading_20_3" text:outline-level="3"><text:bookmark-start text:name="__RefHeading___Toc323_872095062"/>Testen des neuronalen Netzwerkes<text:bookmark-end text:name="__RefHeading___Toc323_872095062"/></text:h>
      <text:p text:style-name="P5">Die Vorhersage von Werten macht nur dann Sinn, wenn diese mit den real erreichten Werten möglichst identisch sind.</text:p>
      <text:p text:style-name="P5">Hierzu werden 10.000 zufällige lokale Datensätze ausgewählt, deren weiterer Verlauf bekannt ist, und werden von der KI, welche die Zukunft nicht kennt, vorhergesagt. Die statistische Abweichung beträgt nur 2%, in Einzelfällen maximal 70%.</text:p>
      <text:h text:style-name="Heading_20_3" text:outline-level="3"><text:bookmark-start text:name="__RefHeading___Toc413_872095062"/>Visualisierung<text:bookmark-end text:name="__RefHeading___Toc413_872095062"/></text:h>
      <text:p text:style-name="P7">Sowohl gespeicherte als auch erzeugte Daten sind in ihrer Rohform - Tabellen mit mehreren Tausend Zeilen pro Stunde - nur selten auswertbar.</text:p>
      <text:p text:style-name="P7">Hierzu werden im Folgenden die Daten mithilfe des Kriging-Algorithmus in einer Karte dargestellt:</text:p>
      <text:p text:style-name="P7">// Deutschland-Karte</text:p>
      <text:h text:style-name="Heading_20_1" text:outline-level="1"><text:bookmark-start text:name="__RefHeading___Toc295_872095062"/>Ergebnisse<text:bookmark-end text:name="__RefHeading___Toc295_872095062"/></text:h>
      <text:p text:style-name="P6">Die Vorhersage von bodennahen Ozonwerten mithilfe Wettervorhersagen ist mit einer künstlichen Intelligenz ...</text:p>
      <text:h text:style-name="Heading_20_1" text:outline-level="1"><text:bookmark-start text:name="__RefHeading___Toc297_872095062"/>Zusammenfassung<text:bookmark-end text:name="__RefHeading___Toc297_872095062"/></text:h>
      <text:h text:style-name="Heading_20_1" text:outline-level="1"><text:bookmark-start text:name="__RefHeading___Toc556_4044726088"/>Quellen<text:bookmark-end text:name="__RefHeading___Toc556_4044726088"/></text:h>
      <text:h text:style-name="Heading_20_2" text:outline-level="2"><text:bookmark-start text:name="__RefHeading___Toc558_4044726088"/>Literatur<text:bookmark-end text:name="__RefHeading___Toc558_4044726088"/></text:h>
      <text:p text:style-name="P13">// WIP</text:p>
      <text:h text:style-name="Heading_20_2" text:outline-level="2"><text:bookmark-start text:name="__RefHeading___Toc560_4044726088"/>Internetquellen<text:bookmark-end text:name="__RefHeading___Toc560_4044726088"/></text:h>
      <text:p text:style-name="P13">// WI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Roboto Light1" svg:font-family="'Roboto Light'" style:font-adornments="Kursiv" style:font-pitch="variable"/>
    <style:font-face style:name="Roboto Light" svg:font-family="'Roboto Light'" style:font-adornments="Standard" style:font-pitch="variable"/>
    <style:font-face style:name="Roboto Mono Light" svg:font-family="'Roboto Mono Light'" style:font-adornments="Regular" style:font-pitch="variable"/>
    <style:font-face style:name="Roboto Mono Light1" svg:font-family="'Roboto Mono Light'" style:font-adornments="Standard" style:font-pitch="variable"/>
    <style:font-face style:name="Roboto Thin" svg:font-family="'Roboto Thin'" style:font-adornments="Standard"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5%" fo:text-align="justify" style:justify-single-word="false" fo:hyphenation-ladder-count="no-limit" fo:text-indent="0.25cm" style:auto-text-indent="false" style:page-number="auto" text:number-lines="false" text:line-number="0" style:writing-mode="page"/>
      <style:text-properties style:font-name="Roboto Light" fo:font-family="'Roboto Light'" style:font-style-name="Standard" style:font-pitch="variable" fo:font-weight="250" style:font-size-asian="10.5pt" fo:hyphenate="true" fo:hyphenation-remain-char-count="2" fo:hyphenation-push-char-count="2"/>
    </style:style>
    <style:style style:name="Heading" style:family="paragraph" style:parent-style-name="Standard" style:next-style-name="Text_20_body" style:class="text">
      <style:paragraph-properties fo:margin-top="0.199cm" fo:margin-bottom="0.199cm" loext:contextual-spacing="true" fo:keep-with-next="always" style:writing-mode="page"/>
      <style:text-properties fo:color="#1e88e5" style:font-name="Roboto Light" fo:font-family="'Roboto Light'" style:font-style-name="Standard"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true" style:page-number="auto" fo:background-color="transparent"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color="#333333" fo:font-size="10pt" style:font-size-asian="10.5pt"/>
    </style:style>
    <style:style style:name="Title" style:family="paragraph" style:parent-style-name="Heading" style:next-style-name="Text_20_body" style:class="chapter">
      <style:paragraph-properties fo:margin-top="0.199cm" fo:margin-bottom="0.199cm" loext:contextual-spacing="true" fo:text-align="start" style:justify-single-word="false" style:shadow="none" style:writing-mode="page"/>
      <style:text-properties style:font-name="Roboto Light" fo:font-family="'Roboto Light'" style:font-style-name="Standard" style:font-pitch="variable" fo:font-size="26pt" fo:font-weight="250" style:font-size-asian="28pt" style:font-weight-asian="bold" style:font-size-complex="28pt" style:font-weight-complex="normal"/>
    </style:style>
    <style:style style:name="Subtitle" style:family="paragraph" style:parent-style-name="Heading" style:next-style-name="Text_20_body" style:class="chapter" style:master-page-name="">
      <style:paragraph-properties fo:margin-top="0cm" fo:margin-bottom="0.199cm" loext:contextual-spacing="false" fo:text-align="start" style:justify-single-word="false" style:page-number="auto" style:writing-mode="page"/>
      <style:text-properties fo:color="#333333" style:font-name="Roboto Thin" fo:font-family="'Roboto Thin'" style:font-style-name="Standar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01cm" loext:contextual-spacing="false" style:page-number="auto" fo:break-before="page" fo:padding="0cm" fo:border="none" style:shadow="none" style:writing-mode="page"/>
      <style:text-properties fo:font-size="20pt" style:text-underline-style="none" fo:font-weight="250"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writing-mode="page"/>
      <style:text-properties fo:font-size="16pt" fo:font-weight="250"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style:writing-mode="page"/>
      <style:text-properties fo:font-size="12pt" fo:font-weight="250"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199cm" fo:margin-bottom="0.199cm" loext:contextual-spacing="false" style:writing-mode="page"/>
      <style:text-properties fo:font-size="12pt" fo:font-style="normal" fo:font-weight="250"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fo:font-size="16pt" fo:font-weight="250" style:font-size-asian="16pt" style:font-weight-asian="bold" style:font-size-complex="16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Contents_20_2" style:display-name="Contents 2" style:family="paragraph" style:parent-style-name="Index" style:class="index">
      <style:paragraph-properties fo:margin-left="0cm" fo:margin-right="0cm" fo:text-indent="0cm" style:auto-text-indent="false" style:writing-mode="page">
        <style:tab-stops/>
      </style:paragraph-properties>
    </style:style>
    <style:style style:name="Contents_20_3" style:display-name="Contents 3" style:family="paragraph" style:parent-style-name="Index" style:class="index">
      <style:paragraph-properties fo:margin-left="0cm" fo:margin-right="0cm" fo:text-indent="0cm" style:auto-text-indent="false" style:writing-mode="pag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0cm" fo:margin-right="0cm" fo:text-indent="0cm" style:auto-text-indent="false" style:page-number="auto" fo:background-color="transparent" style:shadow="none" style:writing-mode="page">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color="#333333"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Zitat" style:family="paragraph" style:parent-style-name="Standard" style:master-page-name="">
      <loext:graphic-properties draw:fill="none" draw:fill-color="#729fcf"/>
      <style:paragraph-properties fo:margin-left="0.499cm" fo:margin-right="1cm" fo:margin-top="0.3cm" fo:margin-bottom="0.101cm" loext:contextual-spacing="true" fo:text-align="justify" style:justify-single-word="false" fo:hyphenation-ladder-count="no-limit" fo:text-indent="0cm" style:auto-text-indent="false" style:page-number="auto" fo:background-color="transparent" fo:padding-left="0.499cm" fo:padding-right="0cm" fo:padding-top="0cm" fo:padding-bottom="0cm" fo:border-left="0.99pt solid #2196f3" fo:border-right="none" fo:border-top="none" fo:border-bottom="none" style:shadow="none" fo:keep-with-next="always" style:writing-mode="page">
        <style:tab-stops/>
      </style:paragraph-properties>
      <style:text-properties fo:color="#333333" style:font-name="Roboto Light1" fo:font-family="'Roboto Light'" style:font-style-name="Kursiv" style:font-pitch="variable" fo:font-size="12pt" fo:font-style="italic" fo:font-weight="250" style:font-size-asian="10.5pt" fo:hyphenate="true" fo:hyphenation-remain-char-count="2" fo:hyphenation-push-char-count="2"/>
    </style:style>
    <style:style style:name="Zitat_20_Autor" style:display-name="Zitat Autor" style:family="paragraph" style:parent-style-name="Zitat">
      <style:paragraph-properties fo:margin-left="0.499cm" fo:margin-right="1cm" fo:margin-top="0cm" fo:margin-bottom="0.303cm" loext:contextual-spacing="true" fo:text-indent="1cm" style:auto-text-indent="false" style:writing-mode="page"/>
      <style:text-properties style:font-name="Roboto Light1" fo:font-family="'Roboto Light'" style:font-style-name="Kursiv" style:font-pitch="variable" fo:font-size="11pt" fo:font-style="italic" officeooo:rsid="00301639" style:font-size-asian="10.5pt"/>
    </style:style>
    <style:style style:name="Mono" style:family="paragraph" style:parent-style-name="Text_20_body" style:auto-update="true" style:master-page-name="">
      <loext:graphic-properties draw:fill="none" draw:fill-color="#729fcf"/>
      <style:paragraph-properties fo:margin-left="0.501cm" fo:margin-right="1cm" fo:margin-top="0.247cm" fo:margin-bottom="0.247cm" loext:contextual-spacing="true" fo:line-height="105%" fo:text-indent="0cm" style:auto-text-indent="false" style:page-number="auto" fo:background-color="transparent" fo:padding-left="0.499cm" fo:padding-right="0.049cm" fo:padding-top="0.049cm" fo:padding-bottom="0.049cm" fo:border-left="0.99pt solid #2196f3" fo:border-right="none" fo:border-top="none" fo:border-bottom="none" style:shadow="none" text:number-lines="false" text:line-number="0" style:writing-mode="page">
        <style:tab-stops/>
      </style:paragraph-properties>
      <style:text-properties fo:color="#333333" style:font-name="Roboto Mono Light1" fo:font-family="'Roboto Mono Light'" style:font-style-name="Standard" style:font-pitch="variable" fo:font-size="8pt" officeooo:rsid="00311783"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paragraph-properties fo:margin-top="0.247cm" fo:margin-bottom="0.247cm" loext:contextual-spacing="false"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2196f3"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fo:color="#333333"/>
    </style:style>
    <style:style style:name="Footnote_20_anchor" style:display-name="Footnote anchor" style:family="text">
      <style:text-properties fo:color="#333333"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elnummerierung" style:family="text">
      <style:text-properties style:font-name="Roboto Thin" fo:font-family="'Roboto Thin'" style:font-style-name="Standard" style:font-pitch="variable" fo:font-weight="250" officeooo:rsid="00186de0" style:font-size-asian="10.5pt"/>
    </style:style>
    <style:style style:name="Line_20_numbering" style:display-name="Line numbering" style:family="text">
      <style:text-properties fo:color="#333333" style:font-name="Roboto Mono Light1" fo:font-family="'Roboto Mono Light'" style:font-style-name="Standard" style:font-pitch="variable" fo:font-size="10pt" fo:font-weight="250" style:font-size-asian="10.5pt" loext:shadow="none"/>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Kapitelnummerierung" style:num-format="1">
        <style:list-level-properties text:list-level-position-and-space-mode="label-alignment">
          <style:list-level-label-alignment text:label-followed-by="listtab" text:list-tab-stop-position="1.75cm" fo:text-indent="-2cm" fo:margin-left="2cm"/>
        </style:list-level-properties>
      </text:outline-level-style>
      <text:outline-level-style text:level="2" text:style-name="Kapitelnummerierung" style:num-format="1" text:display-levels="2">
        <style:list-level-properties text:list-level-position-and-space-mode="label-alignment">
          <style:list-level-label-alignment text:label-followed-by="listtab" text:list-tab-stop-position="1.75cm" fo:text-indent="-2cm" fo:margin-left="2cm"/>
        </style:list-level-properties>
      </text:outline-level-style>
      <text:outline-level-style text:level="3" text:style-name="Kapitelnummerierung" style:num-format="1" text:display-levels="3">
        <style:list-level-properties text:list-level-position-and-space-mode="label-alignment">
          <style:list-level-label-alignment text:label-followed-by="listtab" text:list-tab-stop-position="1.75cm" fo:text-indent="-2cm" fo:margin-left="2cm"/>
        </style:list-level-properties>
      </text:outline-level-style>
      <text:outline-level-style text:level="4" text:style-name="Kapitelnummerierung" style:num-format="1" text:display-levels="4">
        <style:list-level-properties text:list-level-position-and-space-mode="label-alignment">
          <style:list-level-label-alignment text:label-followed-by="listtab" text:list-tab-stop-position="1.75cm" fo:text-indent="-2cm" fo:margin-left="2cm"/>
        </style:list-level-properties>
      </text:outline-level-style>
      <text:outline-level-style text:level="5" text:style-name="Kapitelnummerierung" style:num-format="1" text:display-levels="5">
        <style:list-level-properties text:list-level-position-and-space-mode="label-alignment">
          <style:list-level-label-alignment text:label-followed-by="listtab" text:list-tab-stop-position="1.75cm" fo:text-indent="-2cm" fo:margin-left="2cm"/>
        </style:list-level-properties>
      </text:outline-level-style>
      <text:outline-level-style text:level="6" text:style-name="Kapitelnummerierung" style:num-format="1" text:display-levels="6">
        <style:list-level-properties text:list-level-position-and-space-mode="label-alignment">
          <style:list-level-label-alignment text:label-followed-by="listtab" text:list-tab-stop-position="1.75cm" fo:text-indent="-2cm" fo:margin-left="2cm"/>
        </style:list-level-properties>
      </text:outline-level-style>
      <text:outline-level-style text:level="7" text:style-name="Kapitelnummerierung" style:num-format="1" text:display-levels="7">
        <style:list-level-properties text:list-level-position-and-space-mode="label-alignment">
          <style:list-level-label-alignment text:label-followed-by="listtab" text:list-tab-stop-position="1.75cm" fo:text-indent="-2cm" fo:margin-left="2cm"/>
        </style:list-level-properties>
      </text:outline-level-style>
      <text:outline-level-style text:level="8" text:style-name="Kapitelnummerierung" style:num-format="1" text:display-levels="8">
        <style:list-level-properties text:list-level-position-and-space-mode="label-alignment">
          <style:list-level-label-alignment text:label-followed-by="listtab" text:list-tab-stop-position="1.75cm" fo:text-indent="-2cm" fo:margin-left="2cm"/>
        </style:list-level-properties>
      </text:outline-level-style>
      <text:outline-level-style text:level="9" text:style-name="Kapitelnummerierung" style:num-format="1" text:display-levels="9">
        <style:list-level-properties text:list-level-position-and-space-mode="label-alignment">
          <style:list-level-label-alignment text:label-followed-by="listtab" text:list-tab-stop-position="1.75cm" fo:text-indent="-2cm" fo:margin-left="2cm"/>
        </style:list-level-properties>
      </text:outline-level-style>
      <text:outline-level-style text:level="10" text:style-name="Kapitelnummerierung" style:num-format="1" text:display-levels="10">
        <style:list-level-properties text:list-level-position-and-space-mode="label-alignment">
          <style:list-level-label-alignment text:label-followed-by="listtab" text:list-tab-stop-position="1.75cm" fo:text-indent="-2cm" fo:margin-left="2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office:styles>
  <office:automatic-styles>
    <style:style style:name="MT1" style:family="text">
      <style:text-properties officeooo:rsid="0018b304"/>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draw:fill="none" draw:fill-color="#729fcf" style:footnote-max-height="0cm">
        <style:columns fo:column-count="1" fo:column-gap="0cm"/>
        <style:footnote-sep style:width="0.018cm" style:distance-before-sep="0.101cm" style:distance-after-sep="0.101cm" style:line-style="solid" style:adjustment="left" style:rel-width="35%" style:color="#333333"/>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12</text:page-number> <text:span text:style-name="MT1">von </text:span><text:span text:style-name="MT1"><text:page-count>12</text:page-count></text:span></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21:57:35.002000000</meta:creation-date>
    <meta:editing-duration>PT2H35M</meta:editing-duration>
    <meta:editing-cycles>30</meta:editing-cycles>
    <meta:generator>LibreOffice/5.3.6.1$Windows_x86 LibreOffice_project/686f202eff87ef707079aeb7f485847613344eb7</meta:generator>
    <dc:title>Roboto Seminararbeit</dc:title>
    <dc:date>2017-10-30T18:36:54.911000000</dc:date>
    <meta:document-statistic meta:table-count="1" meta:image-count="0" meta:object-count="1" meta:page-count="12" meta:paragraph-count="135" meta:word-count="1117" meta:character-count="8215" meta:non-whitespace-character-count="7232"/>
    <meta:template xlink:type="simple" xlink:actuate="onRequest" xlink:title="Roboto Seminararbeit" xlink:href="../../../../../Users/soere/AppData/Roaming/LibreOffice/4/user/template/Roboto%20Seminararbeit.ott" meta:date="2017-10-09T21:57:34.332000000"/>
  </office:meta>
</office:document-meta>
</file>

<file path=Object 1/content.xml><?xml version="1.0" encoding="utf-8"?>
<math xmlns="http://www.w3.org/1998/Math/MathML" display="block">
  <semantics>
    <mrow>
      <msub>
        <mi>z</mi>
        <mi>i</mi>
      </msub>
      <mo stretchy="false">=</mo>
      <mfrac>
        <mrow>
          <mrow>
            <msub>
              <mi>x</mi>
              <mi>i</mi>
            </msub>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mrow>
    <annotation encoding="StarMath 5.0">z_i = {x_i - min(x)} over {max(x) - min(x)} </annotation>
  </semantics>
</math>
</file>